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90ac" officeooo:paragraph-rsid="001990ac" style:font-weight-asian="bold" style:font-weight-complex="bold"/>
    </style:style>
    <style:style style:name="P2" style:family="paragraph" style:parent-style-name="Standard">
      <style:text-properties fo:font-size="18pt" fo:font-weight="bold" officeooo:rsid="001ec13f" officeooo:paragraph-rsid="001990ac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ec13f" officeooo:paragraph-rsid="001a57e6"/>
    </style:style>
    <style:style style:name="P4" style:family="paragraph" style:parent-style-name="Standard">
      <style:text-properties fo:font-size="12pt" fo:font-weight="bold" officeooo:rsid="001ec13f" officeooo:paragraph-rsid="001a57e6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fedba" officeooo:paragraph-rsid="001a57e6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fedba" officeooo:paragraph-rsid="001a57e6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fedba" officeooo:paragraph-rsid="001a57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57e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57e6" style:font-weight-asian="normal" style:font-weight-complex="normal"/>
    </style:style>
    <style:style style:name="T5" style:family="text">
      <style:text-properties officeooo:rsid="001a57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S ROUGE SAUVEGARDE ET RESTAURATION</text:p>
      <text:p text:style-name="P2"/>
      <text:p text:style-name="P3">mysqldump --user=admin --password=Afpa1234 <text:span text:style-name="T5">village_green</text:span> &gt; backup_<text:span text:style-name="T5">village_green</text:span>.sql</text:p>
      <text:p text:style-name="P3"/>
      <text:p text:style-name="P3"><text:span text:style-name="T1">mysqldump</text:span> instruction</text:p>
      <text:p text:style-name="P3"/>
      <text:p text:style-name="P3"><text:span text:style-name="T1">--user=</text:span> configuration de l’utilisateur</text:p>
      <text:p text:style-name="P3"/>
      <text:p text:style-name="P3"><text:span text:style-name="T1">--password=</text:span> configuration du mot de passe de l’utilisateur précédemment renseigner</text:p>
      <text:p text:style-name="P3"/>
      <text:p text:style-name="P3"><text:span text:style-name="T2">village_grenn</text:span><text:span text:style-name="T1"> </text:span><text:s/>nom de la base de donnée à sauvegarder</text:p>
      <text:p text:style-name="P3"/>
      <text:p text:style-name="P4">&gt; backup_<text:span text:style-name="T5">village-green</text:span>.sql <text:span text:style-name="T3">nom donnée à la sauvegarde (backup + _nom de la base de donnnée)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6">Ligne de commande de restauration de la base de donnée</text:p>
      <text:p text:style-name="P7"/>
      <text:p text:style-name="P7">cat backup_<text:span text:style-name="T5">village_green</text:span>.sql | mysql --user=admin --password=Afpa1234 <text:span text:style-name="T5">test</text:span>_<text:span text:style-name="T5">village_green</text:span> </text:p>
      <text:p text:style-name="P3"/>
      <text:p text:style-name="P7"><text:span text:style-name="T1">cat + nom de la backup </text:span>sert à lire l’ensemble du fichier</text:p>
      <text:p text:style-name="P7"/>
      <text:p text:style-name="P7"><text:span text:style-name="T1">| </text:span>redirige vers la sortie de cat</text:p>
      <text:p text:style-name="P7"/>
      <text:p text:style-name="P7"><text:span text:style-name="T1">mysql </text:span>instruction SQL</text:p>
      <text:p text:style-name="P7"/>
      <text:p text:style-name="P3"><text:span text:style-name="T1">--user=</text:span> configuration de l’utilisateur</text:p>
      <text:p text:style-name="P3"/>
      <text:p text:style-name="P3"><text:span text:style-name="T1">--password=</text:span> configuration du mot de passe de l’utilisateur précédemment renseigner</text:p>
      <text:p text:style-name="P3"/>
      <text:p text:style-name="P5"><text:span text:style-name="T5">test_village_green</text:span><text:span text:style-name="T3"> nom de la base de donnée servant à accueillirla backup (crée précédemment 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3:34:48.716355207</meta:creation-date>
    <dc:date>2024-04-30T14:04:37.835240636</dc:date>
    <meta:editing-duration>PT29M4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26" meta:character-count="871" meta:non-whitespace-character-count="766"/>
  </office:meta>
</office:document-meta>
</file>